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)" office:value-type="float" office:value="168700">
            <text:p>16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55500">
            <text:p>1555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3200">
            <text:p>13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8700">
            <text:p>8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1000">
            <text:p>111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table:number-columns-repeated="3"/>
          <table:table-cell table:style-name="ce2" table:formula="of:=SUM([.B103:.F103])" office:value-type="float" office:value="19300">
            <text:p>19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788.333333333333">
            <text:p>788.3333333333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32:.F132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788.333333333333">
            <text:p>788.333333333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788.333333333333">
            <text:p>788.333333333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788.333333333333">
            <text:p>788.3333333333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380">
            <text:p>38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788.333333333333">
            <text:p>788.3333333333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6" office:value-type="float" office:value="0">
            <text:p>0</text:p>
          </table:table-cell>
          <table:table-cell table:formula="of:=[.E103]/27" office:value-type="float" office:value="0">
            <text:p>0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19300">
            <text:p>19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6/21/2016</text:date>, <text:time>13:4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1T13:44:40</dc:date>
    <meta:editing-duration>P7DT23H8M42S</meta:editing-duration>
    <meta:editing-cycles>2663</meta:editing-cycles>
    <meta:generator>OpenOffice/4.1.1$Unix OpenOffice.org_project/411m6$Build-9775</meta:generator>
    <dc:creator>Hasmik Dabaghyan</dc:creator>
    <meta:document-statistic meta:table-count="15" meta:cell-count="6702" meta:object-count="0"/>
  </office:meta>
</office:document-meta>
</file>